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198in"/>
      <style:text-properties fo:color="#9cdcfe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569cd6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import os</text:span></text:p>
      <text:p text:style-name="P6">from dotenv import load_dotenv</text:p>
      <text:p text:style-name="P6">import openai</text:p>
      <text:p text:style-name="P6">import requests</text:p>
      <text:p text:style-name="P6">import json</text:p>
      <text:p text:style-name="P6">import socket <text:s/># For checking internet connection</text:p>
      <text:p text:style-name="P6">import time</text:p>
      <text:p text:style-name="P6">import logging</text:p>
      <text:p text:style-name="P6">from datetime import datetime</text:p>
      <text:p text:style-name="P6">import streamlit as st</text:p>
      <text:p text:style-name="P6"/>
      <text:p text:style-name="P6">load_dotenv()</text:p>
      <text:p text:style-name="P6"/>
      <text:p text:style-name="P6"># Initialize OpenAI client</text:p>
      <text:p text:style-name="P6">client = openai.OpenAI()</text:p>
      <text:p text:style-name="P6"/>
      <text:p text:style-name="P6"># Model selection</text:p>
      <text:p text:style-name="P6">model = "gpt-4o-mini"#gpt-4-1106-preview"</text:p>
      <text:p text:style-name="P6"/>
      <text:p text:style-name="P6"># == Hardcoded ids to be used once the first code run is done and the assistant was created</text:p>
      <text:p text:style-name="P6">thread_id = "thread_KZM5mahExAbVTEKcXzUqAqMJ"</text:p>
      <text:p text:style-name="P6">assis_id = "asst_BWyUkjN4MujSDz8gGcxuBfK7"</text:p>
      <text:p text:style-name="P6"/>
      <text:p text:style-name="P6">if "file_id_list" not in st.session_state:</text:p>
      <text:p text:style-name="P6"><text:s text:c="4"/>st.session_state.file_id_list = []</text:p>
      <text:p text:style-name="P6"/>
      <text:p text:style-name="P6">if "start_chat" not in st.session_state:</text:p>
      <text:p text:style-name="P6"><text:s text:c="4"/>st.session_state.start_chat = False</text:p>
      <text:p text:style-name="P6"/>
      <text:p text:style-name="P6">if "thread_id" not in st.session_state:</text:p>
      <text:p text:style-name="P6"><text:s text:c="4"/>st.session_state.thread_id = None</text:p>
      <text:p text:style-name="P6"/>
      <text:p text:style-name="P6">if "openai_model" not in st.session_state:</text:p>
      <text:p text:style-name="P6"><text:s text:c="4"/>st.session_state.openai_model = "gpt-4o-mini"</text:p>
      <text:p text:style-name="P6"/>
      <text:p text:style-name="P6">if "messages" not in st.session_state:</text:p>
      <text:p text:style-name="P6"><text:s text:c="4"/>st.session_state.messages = []</text:p>
      <text:p text:style-name="P6"/>
      <text:p text:style-name="P6"/>
      <text:p text:style-name="P6"/>
      <text:p text:style-name="P6">def check_internet_connection():</text:p>
      <text:p text:style-name="P6"><text:s text:c="4"/>"""Checks if the device is connected to the internet."""</text:p>
      <text:p text:style-name="P6"><text:s text:c="4"/>try:</text:p>
      <text:p text:style-name="P6"><text:s text:c="8"/># Attempt to resolve a public DNS name</text:p>
      <text:p text:style-name="P6"><text:s text:c="8"/>socket.create_connection(("8.8.8.8", 53), timeout=2)</text:p>
      <text:p text:style-name="P6"><text:s text:c="8"/>return True</text:p>
      <text:p text:style-name="P6"><text:s text:c="4"/>except OSError:</text:p>
      <text:p text:style-name="P6"><text:s text:c="8"/>return False</text:p>
      <text:p text:style-name="P6"/>
      <text:p text:style-name="P6"/>
      <text:p text:style-name="P6"/>
      <text:p text:style-name="P6"><text:soft-page-break/># Set up our front end page</text:p>
      <text:p text:style-name="P6">st.set_page_config(page_title="AI_based froud detector", page_icon=":detective:")</text:p>
      <text:p text:style-name="P6"/>
      <text:p text:style-name="P6"># ==== Function definitions etc =====</text:p>
      <text:p text:style-name="P6">def upload_to_openai(filepath):</text:p>
      <text:p text:style-name="P6"><text:s text:c="4"/>"""Uploads a file to OpenAI API."""</text:p>
      <text:p text:style-name="P6"><text:s text:c="4"/>try:</text:p>
      <text:p text:style-name="P6"><text:s text:c="8"/>with open(filepath, "rb") as file:</text:p>
      <text:p text:style-name="P6"><text:s text:c="12"/>response = client.files.create(file=file.read(), purpose="assistants")</text:p>
      <text:p text:style-name="P6"><text:s text:c="8"/>return response.id</text:p>
      <text:p text:style-name="P6"><text:s text:c="4"/>except openai.error.APIConnectionError:</text:p>
      <text:p text:style-name="P6"><text:s text:c="8"/>st.error("Unable to connect to OpenAI API. Please check your internet connection.")</text:p>
      <text:p text:style-name="P6"><text:s text:c="8"/>return None</text:p>
      <text:p text:style-name="P6"><text:s text:c="4"/>except Exception as e:</text:p>
      <text:p text:style-name="P6"><text:s text:c="8"/>st.error(f"An unexpected error occurred: {e}")</text:p>
      <text:p text:style-name="P6"><text:s text:c="8"/>return None</text:p>
      <text:p text:style-name="P6"/>
      <text:p text:style-name="P6"/>
      <text:p text:style-name="P6"/>
      <text:p text:style-name="P6"/>
      <text:p text:style-name="P6"/>
      <text:p text:style-name="P6"># === Sidebar: Multiple File Upload ===</text:p>
      <text:p text:style-name="P6">uploaded_files = st.sidebar.file_uploader(</text:p>
      <text:p text:style-name="P6"><text:s text:c="4"/>"Upload multiple files to be transformed into embeddings",</text:p>
      <text:p text:style-name="P6"><text:s text:c="4"/>accept_multiple_files=True,</text:p>
      <text:p text:style-name="P6"><text:s text:c="4"/>key="file_upload",</text:p>
      <text:p text:style-name="P6">)</text:p>
      <text:p text:style-name="P6"/>
      <text:p text:style-name="P6"># Upload files and store their IDs</text:p>
      <text:p text:style-name="P6">if st.sidebar.button("Upload Files"):</text:p>
      <text:p text:style-name="P6"><text:s text:c="4"/>if not check_internet_connection():</text:p>
      <text:p text:style-name="P6"><text:s text:c="8"/>st.warning("No internet connection. Please connect to the internet and try again.")</text:p>
      <text:p text:style-name="P6"><text:s text:c="4"/>elif uploaded_files:</text:p>
      <text:p text:style-name="P6"><text:s text:c="8"/>for file_uploaded in uploaded_files:</text:p>
      <text:p text:style-name="P6"><text:s text:c="12"/># Save the file locally</text:p>
      <text:p text:style-name="P6"><text:s text:c="12"/>with open(file_uploaded.name, "wb") as f:</text:p>
      <text:p text:style-name="P6"><text:s text:c="16"/>f.write(file_uploaded.getbuffer())</text:p>
      <text:p text:style-name="P6"><text:s text:c="12"/># Upload to OpenAI and store the file ID</text:p>
      <text:p text:style-name="P6"><text:s text:c="12"/>file_id = upload_to_openai(file_uploaded.name)</text:p>
      <text:p text:style-name="P6"><text:s text:c="12"/>if file_id:</text:p>
      <text:p text:style-name="P6"><text:s text:c="16"/>st.session_state.file_id_list.append(file_id)</text:p>
      <text:p text:style-name="P6"><text:s text:c="16"/>st.sidebar.write(f"File ID: {file_id}")</text:p>
      <text:p text:style-name="P6"><text:s text:c="12"/>else:</text:p>
      <text:p text:style-name="P6"><text:s text:c="16"/>st.error(f"Failed to upload {file_uploaded.name}.")</text:p>
      <text:p text:style-name="P6"/>
      <text:p text:style-name="P6"/>
      <text:p text:style-name="P6"># # Display those file ids</text:p>
      <text:p text:style-name="P6"># if st.session_state.file_id_list:</text:p>
      <text:p text:style-name="P6"># <text:s text:c="4"/>st.sidebar.write("Uploaded File IDs:")</text:p>
      <text:p text:style-name="P6"># <text:s text:c="4"/>for file_id in st.session_state.file_id_list:</text:p>
      <text:p text:style-name="P6"># <text:s text:c="8"/>st.sidebar.write(file_id)</text:p>
      <text:p text:style-name="P6"><text:soft-page-break/># <text:s text:c="8"/># Associate each file id with the current assistant</text:p>
      <text:p text:style-name="P6"># <text:s text:c="8"/>assistant_file = client.beta.assistants.files.create(</text:p>
      <text:p text:style-name="P6"># <text:s text:c="12"/>assistant_id=assis_id, file_id=file_id</text:p>
      <text:p text:style-name="P6"># <text:s text:c="8"/>)</text:p>
      <text:p text:style-name="P6"/>
      <text:p text:style-name="P6"># Button to initiate the chat session</text:p>
      <text:p text:style-name="P6">if st.sidebar.button("Start Chatting..."):</text:p>
      <text:p text:style-name="P6"><text:s text:c="4"/>if st.session_state.file_id_list:</text:p>
      <text:p text:style-name="P6"><text:s text:c="8"/>st.session_state.start_chat = True</text:p>
      <text:p text:style-name="P6"/>
      <text:p text:style-name="P6"><text:s text:c="8"/># Create a new thread for this chat session</text:p>
      <text:p text:style-name="P6"><text:s text:c="8"/>chat_thread = client.beta.threads.create()</text:p>
      <text:p text:style-name="P6"><text:s text:c="8"/>st.session_state.thread_id = chat_thread.id</text:p>
      <text:p text:style-name="P6"><text:s text:c="8"/>st.write("Thread ID:", chat_thread.id)</text:p>
      <text:p text:style-name="P6"><text:s text:c="4"/>else:</text:p>
      <text:p text:style-name="P6"><text:s text:c="8"/>st.sidebar.warning(</text:p>
      <text:p text:style-name="P6"><text:s text:c="12"/>"No files found. Please upload at least one file to get started."</text:p>
      <text:p text:style-name="P6"><text:s text:c="8"/>)</text:p>
      <text:p text:style-name="P6"/>
      <text:p text:style-name="P6"># Define the function to process messages with citations</text:p>
      <text:p text:style-name="P6">def process_message_with_citations(message):</text:p>
      <text:p text:style-name="P6"><text:s text:c="4"/>"""Extract content and annotations from the message and format citations as footnotes."""</text:p>
      <text:p text:style-name="P6"><text:s text:c="4"/>message_content = message.content[0].text</text:p>
      <text:p text:style-name="P6"><text:s text:c="4"/>annotations = (</text:p>
      <text:p text:style-name="P6"><text:s text:c="8"/>message_content.annotations if hasattr(message_content, "annotations") else []</text:p>
      <text:p text:style-name="P6"><text:s text:c="4"/>)</text:p>
      <text:p text:style-name="P6"><text:s text:c="4"/>citations = []</text:p>
      <text:p text:style-name="P6"/>
      <text:p text:style-name="P6"><text:s text:c="4"/># Iterate over the annotations and add footnotes</text:p>
      <text:p text:style-name="P6"><text:s text:c="4"/>for index, annotation in enumerate(annotations):</text:p>
      <text:p text:style-name="P6"><text:s text:c="8"/># Replace the text with a footnote</text:p>
      <text:p text:style-name="P6"><text:s text:c="8"/>message_content.value = message_content.value.replace(</text:p>
      <text:p text:style-name="P6"><text:s text:c="12"/>annotation.text, f" [{index + 1}]"</text:p>
      <text:p text:style-name="P6"><text:s text:c="8"/>)</text:p>
      <text:p text:style-name="P6"/>
      <text:p text:style-name="P6"><text:s text:c="8"/># Gather citations based on annotation attributes</text:p>
      <text:p text:style-name="P6"><text:s text:c="8"/>if file_citation := getattr(annotation, "file_citation", None):</text:p>
      <text:p text:style-name="P6"><text:s text:c="12"/># Retrieve the cited file details (dummy response here since we can't call OpenAI)</text:p>
      <text:p text:style-name="P6"><text:s text:c="12"/>cited_file = {</text:p>
      <text:p text:style-name="P6"><text:s text:c="16"/>"filename": "card_transdata (original).csv"</text:p>
      <text:p text:style-name="P6"><text:s text:c="12"/>} <text:s/># This should be replaced with actual file retrieval</text:p>
      <text:p text:style-name="P6"><text:s text:c="12"/>citations.append(</text:p>
      <text:p text:style-name="P6"><text:s text:c="16"/>f'[{index + 1}] {file_citation.quote} from {cited_file["filename"]}'</text:p>
      <text:p text:style-name="P6"><text:s text:c="12"/>)</text:p>
      <text:p text:style-name="P6"><text:s text:c="8"/>elif file_path := getattr(annotation, "file_path", None):</text:p>
      <text:p text:style-name="P6"><text:s text:c="12"/># Placeholder for file download citation</text:p>
      <text:p text:style-name="P6"><text:s text:c="12"/>cited_file = {</text:p>
      <text:p text:style-name="P6"><text:s text:c="16"/>"filename": "card_transdata (original).csv"</text:p>
      <text:p text:style-name="P6"><text:s text:c="12"/>} <text:s/># TODO: This should be replaced with actual file retrieval</text:p>
      <text:p text:style-name="P6"><text:s text:c="12"/>citations.append(</text:p>
      <text:p text:style-name="P6"><text:s text:c="16"/>f'[{index + 1}] Click [here](#) to download {cited_file["filename"]}'</text:p>
      <text:p text:style-name="P6"><text:soft-page-break/><text:s text:c="12"/>) <text:s/># The download link should be replaced with the actual download path</text:p>
      <text:p text:style-name="P6"/>
      <text:p text:style-name="P6"><text:s text:c="4"/># Add footnotes to the end of the message content</text:p>
      <text:p text:style-name="P6"><text:s text:c="4"/>full_response = message_content.value + "\n\n" + "\n".join(citations)</text:p>
      <text:p text:style-name="P6"><text:s text:c="4"/>return full_response</text:p>
      <text:p text:style-name="P6"/>
      <text:p text:style-name="P6"># the main interface ...</text:p>
      <text:p text:style-name="P6">st.title("Advanced Fraud Analytics")</text:p>
      <text:p text:style-name="P6">st.write("AI-powered insights, Uncover hidden patterns and accelerate investigations with AI.")</text:p>
      <text:p text:style-name="P6"/>
      <text:p text:style-name="P6"># Check sessions</text:p>
      <text:p text:style-name="P6">if st.session_state.start_chat:</text:p>
      <text:p text:style-name="P6"><text:s text:c="4"/>if "openai_model" not in st.session_state:</text:p>
      <text:p text:style-name="P6"><text:s text:c="8"/>st.session_state.openai_model = "gpt-4o-mini"</text:p>
      <text:p text:style-name="P6"><text:s text:c="4"/>if "messages" not in st.session_state:</text:p>
      <text:p text:style-name="P6"><text:s text:c="8"/>st.session_state.messages = []</text:p>
      <text:p text:style-name="P6"/>
      <text:p text:style-name="P6"><text:s text:c="4"/># Show existing messages if any...</text:p>
      <text:p text:style-name="P6"><text:s text:c="4"/>for message in st.session_state.messages:</text:p>
      <text:p text:style-name="P6"><text:s text:c="8"/>with st.chat_message(message["role"]):</text:p>
      <text:p text:style-name="P6"><text:s text:c="12"/>st.markdown(message["content"])</text:p>
      <text:p text:style-name="P6"/>
      <text:p text:style-name="P6"><text:s text:c="4"/># chat input for the user</text:p>
      <text:p text:style-name="P6"><text:s text:c="4"/>if prompt := st.chat_input("What's new?"):</text:p>
      <text:p text:style-name="P6"><text:s text:c="8"/># Add user message to the state and display on the screen</text:p>
      <text:p text:style-name="P6"><text:s text:c="8"/>st.session_state.messages.append({"role": "user", "content": prompt})</text:p>
      <text:p text:style-name="P6"><text:s text:c="8"/>with st.chat_message("user"):</text:p>
      <text:p text:style-name="P6"><text:s text:c="12"/>st.markdown(prompt)</text:p>
      <text:p text:style-name="P6"/>
      <text:p text:style-name="P6"><text:s text:c="8"/># add the user's message to the existing thread</text:p>
      <text:p text:style-name="P6"><text:s text:c="8"/>client.beta.threads.messages.create(</text:p>
      <text:p text:style-name="P6"><text:s text:c="12"/>thread_id=st.session_state.thread_id, role="user", content=prompt</text:p>
      <text:p text:style-name="P6"><text:s text:c="8"/>)</text:p>
      <text:p text:style-name="P6"/>
      <text:p text:style-name="P6"><text:s text:c="8"/># Create a run with additioal instructions</text:p>
      <text:p text:style-name="P6"><text:s text:c="8"/>run = client.beta.threads.runs.create(</text:p>
      <text:p text:style-name="P6"><text:s text:c="12"/>thread_id=st.session_state.thread_id,</text:p>
      <text:p text:style-name="P6"><text:s text:c="12"/>assistant_id=assis_id,</text:p>
      <text:p text:style-name="P6"><text:s text:c="12"/>instructions="""Thoroughness and Attention to Detail: Carefully examine all available evidence, including financial records,</text:p>
      <text:p text:style-name="P6"><text:s text:c="28"/>communication logs, and witness statements. Pay close attention to inconsistencies, anomalies, and suspicious patterns.</text:p>
      <text:p text:style-name="P6"><text:s text:c="28"/>Data Analysis Skills: Develop strong analytical skills to identify trends, correlations, and outliers in large datasets. Utilize data visualization tools to effectively present findings.</text:p>
      <text:p text:style-name="P6"><text:s text:c="28"/>Communication and Reporting: Clearly and concisely document findings, investigative steps, and conclusions in reports for legal and regulatory purposes. Effectively communicate findings to stakeholders, including law enforcement, legal counsel, and management.</text:p>
      <text:p text:style-name="P6"><text:s text:c="28"/>Ethical Conduct: Maintain the highest ethical standards throughout the investigation process. Respect the privacy and rights of all individuals involved.""",</text:p>
      <text:p text:style-name="P6"><text:s text:c="8"/>)</text:p>
      <text:p text:style-name="P6"><text:soft-page-break/></text:p>
      <text:p text:style-name="P6"><text:s text:c="8"/># Show a spinner while the assistant is thinking...</text:p>
      <text:p text:style-name="P6"><text:s text:c="8"/>with st.spinner("Wait... Generating response..."):</text:p>
      <text:p text:style-name="P6"><text:s text:c="12"/>while run.status != "completed":</text:p>
      <text:p text:style-name="P6"><text:s text:c="16"/>time.sleep(1)</text:p>
      <text:p text:style-name="P6"><text:s text:c="16"/>run = client.beta.threads.runs.retrieve(</text:p>
      <text:p text:style-name="P6"><text:s text:c="20"/>thread_id=st.session_state.thread_id, run_id=run.id</text:p>
      <text:p text:style-name="P6"><text:s text:c="16"/>)</text:p>
      <text:p text:style-name="P6"><text:s text:c="12"/># Retrieve messages added by the assistant</text:p>
      <text:p text:style-name="P6"><text:s text:c="12"/>messages = client.beta.threads.messages.list(</text:p>
      <text:p text:style-name="P6"><text:s text:c="16"/>thread_id=st.session_state.thread_id</text:p>
      <text:p text:style-name="P6"><text:s text:c="12"/>)</text:p>
      <text:p text:style-name="P6"><text:s text:c="12"/># Process and display assis messages</text:p>
      <text:p text:style-name="P6"><text:s text:c="12"/>assistant_messages_for_run = [</text:p>
      <text:p text:style-name="P6"><text:s text:c="16"/>message</text:p>
      <text:p text:style-name="P6"><text:s text:c="16"/>for message in messages</text:p>
      <text:p text:style-name="P6"><text:s text:c="16"/>if message.run_id == run.id and message.role == "assistant"</text:p>
      <text:p text:style-name="P6"><text:s text:c="12"/>]</text:p>
      <text:p text:style-name="P6"/>
      <text:p text:style-name="P6"><text:s text:c="12"/>for message in assistant_messages_for_run:</text:p>
      <text:p text:style-name="P6"><text:s text:c="16"/>full_response = process_message_with_citations(message=message)</text:p>
      <text:p text:style-name="P6"><text:s text:c="16"/>st.session_state.messages.append(</text:p>
      <text:p text:style-name="P6"><text:s text:c="20"/>{"role": "assistant", "content": full_response}</text:p>
      <text:p text:style-name="P6"><text:s text:c="16"/>)</text:p>
      <text:p text:style-name="P6"><text:s text:c="16"/>with st.chat_message("assistant"):</text:p>
      <text:p text:style-name="P6"><text:s text:c="20"/>st.markdown(full_response, unsafe_allow_html=True)</text:p>
      <text:p text:style-name="P6"/>
      <text:p text:style-name="P6"><text:s text:c="4"/>else:</text:p>
      <text:p text:style-name="P6"><text:s text:c="8"/># Promopt users to start chat</text:p>
      <text:p text:style-name="P6"><text:s text:c="8"/>st.write(</text:p>
      <text:p text:style-name="P6"><text:s text:c="12"/>"Please upload at least a file to get started by clicking on the 'Start Chat' button"</text:p>
      <text:p text:style-name="P6"><text:s text:c="8"/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36:39.318622859</meta:creation-date>
    <dc:date>2024-12-30T11:37:26.674258960</dc:date>
    <meta:editing-duration>PT49S</meta:editing-duration>
    <meta:editing-cycles>1</meta:editing-cycles>
    <meta:document-statistic meta:table-count="0" meta:image-count="0" meta:object-count="0" meta:page-count="5" meta:paragraph-count="190" meta:word-count="875" meta:character-count="8819" meta:non-whitespace-character-count="6706"/>
    <meta:generator>LibreOffice/7.3.7.2$Linux_X86_64 LibreOffice_project/30$Build-2</meta:generator>
  </office:meta>
</office:document-meta>
</file>